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3000000F1FD54BF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09cm" svg:height="13.208cm" svg:x="0.091cm" svg:y="0cm">
          <draw:image xlink:href="Pictures/1000000000000293000000F1FD54BF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0T16:15:44.185972017</meta:creation-date>
    <dc:date>2014-10-20T16:16:35.385012257</dc:date>
    <meta:editing-duration>P0D</meta:editing-duration>
    <meta:editing-cycles>1</meta:editing-cycles>
    <meta:document-statistic meta:object-count="24"/>
    <meta:generator>LibreOffice/4.2.6.3$Linux_X86_64 LibreOffice_project/420m0$Build-3</meta:generator>
  </office:meta>
</office:document-meta>
</file>